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'DejaVu Sans Mono', 'Bitstream Vera Sans Mono', 'Lucida Console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d73f" officeooo:paragraph-rsid="001bd73f"/>
    </style:style>
    <style:style style:name="P2" style:family="paragraph" style:parent-style-name="Standard">
      <style:text-properties officeooo:paragraph-rsid="001bd73f"/>
    </style:style>
    <style:style style:name="P3" style:family="paragraph" style:parent-style-name="Standard">
      <style:text-properties officeooo:rsid="001d2a0a" officeooo:paragraph-rsid="001d2a0a"/>
    </style:style>
    <style:style style:name="P4" style:family="paragraph" style:parent-style-name="Standard">
      <style:text-properties officeooo:paragraph-rsid="001d2a0a"/>
    </style:style>
    <style:style style:name="T1" style:family="text">
      <style:text-properties officeooo:rsid="001bd73f"/>
    </style:style>
    <style:style style:name="T2" style:family="text">
      <style:text-properties officeooo:rsid="001d2a0a"/>
    </style:style>
    <style:style style:name="T3" style:family="text">
      <style:text-properties officeooo:rsid="001f21ab"/>
    </style:style>
    <style:style style:name="T4" style:family="text">
      <style:text-properties fo:font-variant="normal" fo:text-transform="none" fo:color="#555555" loext:opacity="100%" style:font-name="Consolas" fo:font-size="10.5pt" fo:letter-spacing="normal" fo:font-style="normal" fo:font-weight="normal"/>
    </style:style>
    <style:style style:name="T5" style:family="text">
      <style:text-properties fo:font-variant="normal" fo:text-transform="none" fo:color="#555555" loext:opacity="100%" style:font-name="Consolas" fo:font-size="10.5pt" fo:letter-spacing="normal" fo:font-style="normal" fo:font-weight="normal" officeooo:rsid="001f2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 и ELK_Config</text:p>
      <text:p text:style-name="P1">2. ВРЕМЕННО удаляем из elk.yaml строку :</text:p>
      <text:p text:style-name="P1"/>
      <text:p text:style-name="P1"><text:s text:c="6"/>- mountPath: /usr/share/elasticsearch/config</text:p>
      <text:p text:style-name="P1"><text:s text:c="8"/>name: myconf</text:p>
      <text:p text:style-name="P1"/>
      <text:p text:style-name="P1">3. Устанавливаем Elastic из elk.yaml</text:p>
      <text:p text:style-name="P1">4. Копируем содержимое папки /usr/share/elasticsearch/config в ELK_Config</text:p>
      <text:p text:style-name="P2"><text:span text:style-name="T1">5. Копируем в папку с NFC ELK_Config файл </text:span>elasticsearch.yml <text:span text:style-name="T1">из Docs</text:span></text:p>
      <text:p text:style-name="P1">6. Вовзращаем в elk.yaml конфиг ранее удаленные строки для активации маунта конфига</text:p>
      <text:p text:style-name="P1">7. Перезапускаем контейнер ELK</text:p>
      <text:p text:style-name="P3">8. В контейнере ELK создаем сертификаты:</text:p>
      <text:p text:style-name="P3"/>
      <text:p text:style-name="P3">- из /usr/share/elasticsearch запускаем, при создании сертификата — оставляем ПУСТЫМ пароль:</text:p>
      <text:p text:style-name="P3"/>
      <text:p text:style-name="P3">./bin/elasticsearch-certutil ca</text:p>
      <text:p text:style-name="P3">./bin/elasticsearch-certutil cert --ca elastic-stack-ca.p12</text:p>
      <text:p text:style-name="P3"/>
      <text:p text:style-name="P4"><text:span text:style-name="T2">- </text:span><text:span text:style-name="T3">скопировать получившийся файл сертификата </text:span><text:span text:style-name="T4">elastic-certificates.p12 </text:span><text:span text:style-name="T1">в папку confi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'DejaVu Sans Mono', 'Bitstream Vera Sans Mono', 'Lucida Console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0:05:37.432337069</meta:creation-date>
    <dc:date>2024-08-11T10:16:53.407749844</dc:date>
    <meta:editing-duration>PT11M16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1" meta:paragraph-count="14" meta:word-count="94" meta:character-count="760" meta:non-whitespace-character-count="666"/>
  </office:meta>
</office:document-meta>
</file>